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4.464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1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6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ccffff" fo:padding="0.071cm"/>
    </style:style>
    <style:style style:name="ce8" style:family="table-cell" style:parent-style-name="Default" style:data-style-name="N0">
      <style:table-cell-properties fo:padding="0.071cm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e6e6e6" fo:padding="0.071cm"/>
    </style:style>
    <style:style style:name="ce14" style:family="table-cell" style:parent-style-name="Default" style:data-style-name="N113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number-columns-repeated="6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4" table:default-cell-style-name="ce4"/>
        <table:table-column table:style-name="co11" table:default-cell-style-name="ce4"/>
        <table:table-column table:style-name="co8" table:number-columns-repeated="237" table:default-cell-style-name="ce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ALIDA DEL script</text:p>
          </table:table-cell>
          <table:covered-table-cell table:number-columns-repeated="6" table:style-name="ce1"/>
          <table:table-cell/>
          <table:table-cell table:style-name="ce5" office:value-type="string" calcext:value-type="string" table:number-columns-spanned="2" table:number-rows-spanned="1">
            <text:p>Algoritmo AG g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lgoritmo AG e</text:p>
          </table:table-cell>
          <table:covered-table-cell table:style-name="ce5"/>
          <table:table-cell/>
          <table:table-cell table:style-name="ce10"/>
          <table:table-cell table:style-name="ce12" office:value-type="string" calcext:value-type="string" table:number-columns-spanned="2" table:number-rows-spanned="1">
            <text:p>Algoritmo AG 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lgoritmo AG e</text:p>
          </table:table-cell>
          <table:covered-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AGg</text:p>
          </table:table-cell>
          <table:table-cell table:style-name="ce2" office:value-type="string" calcext:value-type="string">
            <text:p>TiempoAGg</text:p>
          </table:table-cell>
          <table:table-cell table:style-name="ce2" office:value-type="string" calcext:value-type="string">
            <text:p>ValorAGe</text:p>
          </table:table-cell>
          <table:table-cell table:style-name="ce2" office:value-type="string" calcext:value-type="string">
            <text:p>TiempoAGe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6" office:value-type="string" calcext:value-type="string">
            <text:p>Desv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Desv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11" office:value-type="string" calcext:value-type="string">
            <text:p>Fichero</text:p>
          </table:table-cell>
          <table:table-cell table:style-name="ce11" office:value-type="string" calcext:value-type="string">
            <text:p>Desv</text:p>
          </table:table-cell>
          <table:table-cell table:style-name="ce11" office:value-type="string" calcext:value-type="string">
            <text:p>Tiempo</text:p>
          </table:table-cell>
          <table:table-cell table:style-name="ce11" office:value-type="string" calcext:value-type="string">
            <text:p>Desv</text:p>
          </table:table-cell>
          <table:table-cell table:style-name="ce11" office:value-type="string" calcext:value-type="string">
            <text:p>Tiemp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1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751.230918978908" calcext:value-type="float">
            <text:p>751.230918978908</text:p>
          </table:table-cell>
          <table:table-cell table:style-name="ce3" office:value-type="float" office:value="753.786808219" calcext:value-type="float">
            <text:p>753.786808219</text:p>
          </table:table-cell>
          <table:table-cell table:style-name="ce3" office:value-type="float" office:value="704.942233079938" calcext:value-type="float">
            <text:p>704.942233079938</text:p>
          </table:table-cell>
          <table:table-cell table:style-name="ce3" office:value-type="float" office:value="557.792763984" calcext:value-type="float">
            <text:p>557.792763984</text:p>
          </table:table-cell>
          <table:table-cell table:style-name="ce2" office:value-type="float" office:value="713" calcext:value-type="float">
            <text:p>713</text:p>
          </table:table-cell>
          <table:table-cell/>
          <table:table-cell table:style-name="ce7" table:formula="of:=100*([.C3]-[.G3])/[.G3]" office:value-type="float" office:value="5.36198022144572" calcext:value-type="float">
            <text:p/>
          </table:table-cell>
          <table:table-cell table:style-name="ce7" table:formula="of:=[.D3]" office:value-type="float" office:value="753.786808219" calcext:value-type="float">
            <text:p/>
          </table:table-cell>
          <table:table-cell table:style-name="ce6" table:formula="of:=100*(([.E3]-[.G3])/[.G3])" office:value-type="float" office:value="-1.13012158766648" calcext:value-type="float">
            <text:p/>
          </table:table-cell>
          <table:table-cell table:style-name="ce7" table:formula="of:=[.F3]" office:value-type="float" office:value="557.792763984" calcext:value-type="float">
            <text:p/>
          </table:table-cell>
          <table:table-cell/>
          <table:table-cell table:style-name="ce10" table:formula="of:=[.A3]" office:value-type="string" office:string-value="phub_50_5_1.txt" calcext:value-type="string">
            <text:p>phub_50_5_1.txt</text:p>
          </table:table-cell>
          <table:table-cell table:style-name="ce13" table:formula="of:=AVERAGE([.I3:.I5])" office:value-type="float" office:value="0.151179356886021" calcext:value-type="float">
            <text:p/>
          </table:table-cell>
          <table:table-cell table:style-name="ce14" table:formula="of:=AVERAGE([.J3:.J5])" office:value-type="float" office:value="774.352240463667" calcext:value-type="float">
            <text:p/>
          </table:table-cell>
          <table:table-cell table:style-name="ce13" table:formula="of:=AVERAGE([.K3:.K5])" office:value-type="float" office:value="-15.8727052230856" calcext:value-type="float">
            <text:p/>
          </table:table-cell>
          <table:table-cell table:style-name="ce14" table:formula="of:=AVERAGE([.L3:.L5])" office:value-type="float" office:value="614.8611326873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2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740.657040371871" calcext:value-type="float">
            <text:p>740.657040371871</text:p>
          </table:table-cell>
          <table:table-cell table:style-name="ce3" office:value-type="float" office:value="823.526923355" calcext:value-type="float">
            <text:p>823.526923355</text:p>
          </table:table-cell>
          <table:table-cell table:style-name="ce3" office:value-type="float" office:value="551.239305137221" calcext:value-type="float">
            <text:p>551.239305137221</text:p>
          </table:table-cell>
          <table:table-cell table:style-name="ce3" office:value-type="float" office:value="656.803478637" calcext:value-type="float">
            <text:p>656.803478637</text:p>
          </table:table-cell>
          <table:table-cell table:style-name="ce2" office:value-type="float" office:value="740" calcext:value-type="float">
            <text:p>740</text:p>
          </table:table-cell>
          <table:table-cell/>
          <table:table-cell table:style-name="ce7" table:formula="of:=100*([.C4]-[.G4])/[.G4]" office:value-type="float" office:value="0.0887892394420201" calcext:value-type="float">
            <text:p/>
          </table:table-cell>
          <table:table-cell table:style-name="ce7" table:formula="of:=[.D4]" office:value-type="float" office:value="823.526923355" calcext:value-type="float">
            <text:p/>
          </table:table-cell>
          <table:table-cell table:style-name="ce6" table:formula="of:=100*(([.E4]-[.G4])/[.G4])" office:value-type="float" office:value="-25.5082020084836" calcext:value-type="float">
            <text:p/>
          </table:table-cell>
          <table:table-cell table:style-name="ce7" table:formula="of:=[.F4]" office:value-type="float" office:value="656.803478637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3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713.470792259376" calcext:value-type="float">
            <text:p>713.470792259376</text:p>
          </table:table-cell>
          <table:table-cell table:style-name="ce3" office:value-type="float" office:value="745.742989817" calcext:value-type="float">
            <text:p>745.742989817</text:p>
          </table:table-cell>
          <table:table-cell table:style-name="ce3" office:value-type="float" office:value="593.441761530968" calcext:value-type="float">
            <text:p>593.441761530968</text:p>
          </table:table-cell>
          <table:table-cell table:style-name="ce3" office:value-type="float" office:value="629.987155441" calcext:value-type="float">
            <text:p>629.987155441</text:p>
          </table:table-cell>
          <table:table-cell table:style-name="ce2" office:value-type="float" office:value="751" calcext:value-type="float">
            <text:p>751</text:p>
          </table:table-cell>
          <table:table-cell/>
          <table:table-cell table:style-name="ce7" table:formula="of:=100*([.C5]-[.G5])/[.G5]" office:value-type="float" office:value="-4.99723139022956" calcext:value-type="float">
            <text:p/>
          </table:table-cell>
          <table:table-cell table:style-name="ce7" table:formula="of:=[.D5]" office:value-type="float" office:value="745.742989817" calcext:value-type="float">
            <text:p/>
          </table:table-cell>
          <table:table-cell table:style-name="ce6" table:formula="of:=100*(([.E5]-[.G5])/[.G5])" office:value-type="float" office:value="-20.9797920731068" calcext:value-type="float">
            <text:p/>
          </table:table-cell>
          <table:table-cell table:style-name="ce7" table:formula="of:=[.F5]" office:value-type="float" office:value="629.987155441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4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722.217524039897" calcext:value-type="float">
            <text:p>722.217524039897</text:p>
          </table:table-cell>
          <table:table-cell table:style-name="ce3" office:value-type="float" office:value="820.901949092" calcext:value-type="float">
            <text:p>820.901949092</text:p>
          </table:table-cell>
          <table:table-cell table:style-name="ce3" office:value-type="float" office:value="492.382160115937" calcext:value-type="float">
            <text:p>492.382160115937</text:p>
          </table:table-cell>
          <table:table-cell table:style-name="ce3" office:value-type="float" office:value="564.017239399" calcext:value-type="float">
            <text:p>564.017239399</text:p>
          </table:table-cell>
          <table:table-cell table:style-name="ce2" office:value-type="float" office:value="651" calcext:value-type="float">
            <text:p>651</text:p>
          </table:table-cell>
          <table:table-cell/>
          <table:table-cell table:style-name="ce7" table:formula="of:=100*([.C6]-[.G6])/[.G6]" office:value-type="float" office:value="10.9397118340856" calcext:value-type="float">
            <text:p/>
          </table:table-cell>
          <table:table-cell table:style-name="ce7" table:formula="of:=[.D6]" office:value-type="float" office:value="820.901949092" calcext:value-type="float">
            <text:p/>
          </table:table-cell>
          <table:table-cell table:style-name="ce6" table:formula="of:=100*(([.E6]-[.G6])/[.G6])" office:value-type="float" office:value="-24.3652595828054" calcext:value-type="float">
            <text:p/>
          </table:table-cell>
          <table:table-cell table:style-name="ce7" table:formula="of:=[.F6]" office:value-type="float" office:value="564.017239399" calcext:value-type="float">
            <text:p/>
          </table:table-cell>
          <table:table-cell/>
          <table:table-cell table:style-name="ce10" table:formula="of:=[.A6]" office:value-type="string" office:string-value="phub_50_5_4.txt" calcext:value-type="string">
            <text:p>phub_50_5_4.txt</text:p>
          </table:table-cell>
          <table:table-cell table:style-name="ce13" table:formula="of:=AVERAGE([.I6:.I8])" office:value-type="float" office:value="20.2324475040763" calcext:value-type="float">
            <text:p/>
          </table:table-cell>
          <table:table-cell table:style-name="ce14" table:formula="of:=AVERAGE([.J6:.J8])" office:value-type="float" office:value="786.167803333333" calcext:value-type="float">
            <text:p/>
          </table:table-cell>
          <table:table-cell table:style-name="ce13" table:formula="of:=AVERAGE([.K6:.K8])" office:value-type="float" office:value="-2.92789298548144" calcext:value-type="float">
            <text:p/>
          </table:table-cell>
          <table:table-cell table:style-name="ce14" table:formula="of:=AVERAGE([.L6:.L8])" office:value-type="float" office:value="566.631088102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7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860.556761482524" calcext:value-type="float">
            <text:p>860.556761482524</text:p>
          </table:table-cell>
          <table:table-cell table:style-name="ce3" office:value-type="float" office:value="797.290196711" calcext:value-type="float">
            <text:p>797.290196711</text:p>
          </table:table-cell>
          <table:table-cell table:style-name="ce3" office:value-type="float" office:value="764.867669366872" calcext:value-type="float">
            <text:p>764.867669366872</text:p>
          </table:table-cell>
          <table:table-cell table:style-name="ce3" office:value-type="float" office:value="590.242801678" calcext:value-type="float">
            <text:p>590.242801678</text:p>
          </table:table-cell>
          <table:table-cell table:style-name="ce2" office:value-type="float" office:value="787" calcext:value-type="float">
            <text:p>787</text:p>
          </table:table-cell>
          <table:table-cell/>
          <table:table-cell table:style-name="ce7" table:formula="of:=100*([.C7]-[.G7])/[.G7]" office:value-type="float" office:value="9.34647541074003" calcext:value-type="float">
            <text:p/>
          </table:table-cell>
          <table:table-cell table:style-name="ce7" table:formula="of:=[.D7]" office:value-type="float" office:value="797.290196711" calcext:value-type="float">
            <text:p/>
          </table:table-cell>
          <table:table-cell table:style-name="ce6" table:formula="of:=100*(([.E7]-[.G7])/[.G7])" office:value-type="float" office:value="-2.81224023292605" calcext:value-type="float">
            <text:p/>
          </table:table-cell>
          <table:table-cell table:style-name="ce7" table:formula="of:=[.F7]" office:value-type="float" office:value="590.242801678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5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932.330070975557" calcext:value-type="float">
            <text:p>932.330070975557</text:p>
          </table:table-cell>
          <table:table-cell table:style-name="ce3" office:value-type="float" office:value="740.311264197" calcext:value-type="float">
            <text:p>740.311264197</text:p>
          </table:table-cell>
          <table:table-cell table:style-name="ce3" office:value-type="float" office:value="786.134970505666" calcext:value-type="float">
            <text:p>786.134970505666</text:p>
          </table:table-cell>
          <table:table-cell table:style-name="ce3" office:value-type="float" office:value="545.633223229" calcext:value-type="float">
            <text:p>545.633223229</text:p>
          </table:table-cell>
          <table:table-cell table:style-name="ce2" office:value-type="float" office:value="664" calcext:value-type="float">
            <text:p>664</text:p>
          </table:table-cell>
          <table:table-cell/>
          <table:table-cell table:style-name="ce7" table:formula="of:=100*([.C8]-[.G8])/[.G8]" office:value-type="float" office:value="40.4111552674032" calcext:value-type="float">
            <text:p/>
          </table:table-cell>
          <table:table-cell table:style-name="ce7" table:formula="of:=[.D8]" office:value-type="float" office:value="740.311264197" calcext:value-type="float">
            <text:p/>
          </table:table-cell>
          <table:table-cell table:style-name="ce6" table:formula="of:=100*(([.E8]-[.G8])/[.G8])" office:value-type="float" office:value="18.3938208592871" calcext:value-type="float">
            <text:p/>
          </table:table-cell>
          <table:table-cell table:style-name="ce7" table:formula="of:=[.F8]" office:value-type="float" office:value="545.633223229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6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931.747286332668" calcext:value-type="float">
            <text:p>931.747286332668</text:p>
          </table:table-cell>
          <table:table-cell table:style-name="ce3" office:value-type="float" office:value="749.085714785" calcext:value-type="float">
            <text:p>749.085714785</text:p>
          </table:table-cell>
          <table:table-cell table:style-name="ce3" office:value-type="float" office:value="860.924155540869" calcext:value-type="float">
            <text:p>860.924155540869</text:p>
          </table:table-cell>
          <table:table-cell table:style-name="ce3" office:value-type="float" office:value="547.683189917" calcext:value-type="float">
            <text:p>547.683189917</text:p>
          </table:table-cell>
          <table:table-cell table:style-name="ce2" office:value-type="float" office:value="778" calcext:value-type="float">
            <text:p>778</text:p>
          </table:table-cell>
          <table:table-cell/>
          <table:table-cell table:style-name="ce7" table:formula="of:=100*([.C9]-[.G9])/[.G9]" office:value-type="float" office:value="19.7618619964869" calcext:value-type="float">
            <text:p/>
          </table:table-cell>
          <table:table-cell table:style-name="ce7" table:formula="of:=[.D9]" office:value-type="float" office:value="749.085714785" calcext:value-type="float">
            <text:p/>
          </table:table-cell>
          <table:table-cell table:style-name="ce6" table:formula="of:=100*(([.E9]-[.G9])/[.G9])" office:value-type="float" office:value="10.6586318175924" calcext:value-type="float">
            <text:p/>
          </table:table-cell>
          <table:table-cell table:style-name="ce7" table:formula="of:=[.F9]" office:value-type="float" office:value="547.683189917" calcext:value-type="float">
            <text:p/>
          </table:table-cell>
          <table:table-cell/>
          <table:table-cell table:style-name="ce10" table:formula="of:=[.A9]" office:value-type="string" office:string-value="phub_50_5_6.txt" calcext:value-type="string">
            <text:p>phub_50_5_6.txt</text:p>
          </table:table-cell>
          <table:table-cell table:style-name="ce13" table:formula="of:=AVERAGE([.I9:.I11])" office:value-type="float" office:value="40.9119784162771" calcext:value-type="float">
            <text:p/>
          </table:table-cell>
          <table:table-cell table:style-name="ce14" table:formula="of:=AVERAGE([.J9:.J11])" office:value-type="float" office:value="2672.03697381967" calcext:value-type="float">
            <text:p/>
          </table:table-cell>
          <table:table-cell table:style-name="ce13" table:formula="of:=AVERAGE([.K9:.K11])" office:value-type="float" office:value="16.4457295322774" calcext:value-type="float">
            <text:p/>
          </table:table-cell>
          <table:table-cell table:style-name="ce14" table:formula="of:=AVERAGE([.L9:.L11])" office:value-type="float" office:value="1699.354826962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1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863.49457266534" calcext:value-type="float">
            <text:p>1863.49457266534</text:p>
          </table:table-cell>
          <table:table-cell table:style-name="ce3" office:value-type="float" office:value="3561.224988332" calcext:value-type="float">
            <text:p>3561.224988332</text:p>
          </table:table-cell>
          <table:table-cell table:style-name="ce3" office:value-type="float" office:value="1337.39401146701" calcext:value-type="float">
            <text:p>1337.39401146701</text:p>
          </table:table-cell>
          <table:table-cell table:style-name="ce3" office:value-type="float" office:value="2271.820640831" calcext:value-type="float">
            <text:p>2271.820640831</text:p>
          </table:table-cell>
          <table:table-cell table:style-name="ce2" office:value-type="float" office:value="1006" calcext:value-type="float">
            <text:p>1006</text:p>
          </table:table-cell>
          <table:table-cell/>
          <table:table-cell table:style-name="ce7" table:formula="of:=100*([.C10]-[.G10])/[.G10]" office:value-type="float" office:value="85.2380290919821" calcext:value-type="float">
            <text:p/>
          </table:table-cell>
          <table:table-cell table:style-name="ce7" table:formula="of:=[.D10]" office:value-type="float" office:value="3561.224988332" calcext:value-type="float">
            <text:p/>
          </table:table-cell>
          <table:table-cell table:style-name="ce6" table:formula="of:=100*(([.E10]-[.G10])/[.G10])" office:value-type="float" office:value="32.9417506428439" calcext:value-type="float">
            <text:p/>
          </table:table-cell>
          <table:table-cell table:style-name="ce7" table:formula="of:=[.F10]" office:value-type="float" office:value="2271.820640831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5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284.50024178956" calcext:value-type="float">
            <text:p>1284.50024178956</text:p>
          </table:table-cell>
          <table:table-cell table:style-name="ce3" office:value-type="float" office:value="3705.800218342" calcext:value-type="float">
            <text:p>3705.800218342</text:p>
          </table:table-cell>
          <table:table-cell table:style-name="ce3" office:value-type="float" office:value="1153.58855494808" calcext:value-type="float">
            <text:p>1153.58855494808</text:p>
          </table:table-cell>
          <table:table-cell table:style-name="ce3" office:value-type="float" office:value="2278.560650139" calcext:value-type="float">
            <text:p>2278.560650139</text:p>
          </table:table-cell>
          <table:table-cell table:style-name="ce2" office:value-type="float" office:value="1091" calcext:value-type="float">
            <text:p>1091</text:p>
          </table:table-cell>
          <table:table-cell/>
          <table:table-cell table:style-name="ce7" table:formula="of:=100*([.C11]-[.G11])/[.G11]" office:value-type="float" office:value="17.736044160363" calcext:value-type="float">
            <text:p/>
          </table:table-cell>
          <table:table-cell table:style-name="ce7" table:formula="of:=[.D11]" office:value-type="float" office:value="3705.800218342" calcext:value-type="float">
            <text:p/>
          </table:table-cell>
          <table:table-cell table:style-name="ce6" table:formula="of:=100*(([.E11]-[.G11])/[.G11])" office:value-type="float" office:value="5.73680613639596" calcext:value-type="float">
            <text:p/>
          </table:table-cell>
          <table:table-cell table:style-name="ce7" table:formula="of:=[.F11]" office:value-type="float" office:value="2278.560650139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6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168.61327807665" calcext:value-type="float">
            <text:p>1168.61327807665</text:p>
          </table:table-cell>
          <table:table-cell table:style-name="ce3" office:value-type="float" office:value="3699.582289866" calcext:value-type="float">
            <text:p>3699.582289866</text:p>
          </table:table-cell>
          <table:table-cell table:style-name="ce3" office:value-type="float" office:value="963.458139024232" calcext:value-type="float">
            <text:p>963.458139024232</text:p>
          </table:table-cell>
          <table:table-cell table:style-name="ce3" office:value-type="float" office:value="2243.707684738" calcext:value-type="float">
            <text:p>2243.707684738</text:p>
          </table:table-cell>
          <table:table-cell table:style-name="ce2" office:value-type="float" office:value="954" calcext:value-type="float">
            <text:p>954</text:p>
          </table:table-cell>
          <table:table-cell/>
          <table:table-cell table:style-name="ce7" table:formula="of:=100*([.C12]-[.G12])/[.G12]" office:value-type="float" office:value="22.4961507417872" calcext:value-type="float">
            <text:p/>
          </table:table-cell>
          <table:table-cell table:style-name="ce7" table:formula="of:=[.D12]" office:value-type="float" office:value="3699.582289866" calcext:value-type="float">
            <text:p/>
          </table:table-cell>
          <table:table-cell table:style-name="ce6" table:formula="of:=100*(([.E12]-[.G12])/[.G12])" office:value-type="float" office:value="0.991419184929976" calcext:value-type="float">
            <text:p/>
          </table:table-cell>
          <table:table-cell table:style-name="ce7" table:formula="of:=[.F12]" office:value-type="float" office:value="2243.707684738" calcext:value-type="float">
            <text:p/>
          </table:table-cell>
          <table:table-cell/>
          <table:table-cell table:style-name="ce10" table:formula="of:=[.A12]" office:value-type="string" office:string-value="phub_100_10_6.txt" calcext:value-type="string">
            <text:p>phub_100_10_6.txt</text:p>
          </table:table-cell>
          <table:table-cell table:style-name="ce13" table:formula="of:=AVERAGE([.I12:.I14])" office:value-type="float" office:value="39.7891305138597" calcext:value-type="float">
            <text:p/>
          </table:table-cell>
          <table:table-cell table:style-name="ce14" table:formula="of:=AVERAGE([.J12:.J14])" office:value-type="float" office:value="3688.82271080533" calcext:value-type="float">
            <text:p/>
          </table:table-cell>
          <table:table-cell table:style-name="ce13" table:formula="of:=AVERAGE([.K12:.K14])" office:value-type="float" office:value="8.57587301255008" calcext:value-type="float">
            <text:p/>
          </table:table-cell>
          <table:table-cell table:style-name="ce14" table:formula="of:=AVERAGE([.L12:.L14])" office:value-type="float" office:value="2253.758279307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3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495.21947473252" calcext:value-type="float">
            <text:p>1495.21947473252</text:p>
          </table:table-cell>
          <table:table-cell table:style-name="ce3" office:value-type="float" office:value="3683.923310492" calcext:value-type="float">
            <text:p>3683.923310492</text:p>
          </table:table-cell>
          <table:table-cell table:style-name="ce3" office:value-type="float" office:value="1148.0450429402" calcext:value-type="float">
            <text:p>1148.0450429402</text:p>
          </table:table-cell>
          <table:table-cell table:style-name="ce3" office:value-type="float" office:value="2274.882204739" calcext:value-type="float">
            <text:p>2274.882204739</text:p>
          </table:table-cell>
          <table:table-cell table:style-name="ce2" office:value-type="float" office:value="1026" calcext:value-type="float">
            <text:p>1026</text:p>
          </table:table-cell>
          <table:table-cell/>
          <table:table-cell table:style-name="ce7" table:formula="of:=100*([.C13]-[.G13])/[.G13]" office:value-type="float" office:value="45.7328922741248" calcext:value-type="float">
            <text:p/>
          </table:table-cell>
          <table:table-cell table:style-name="ce7" table:formula="of:=[.D13]" office:value-type="float" office:value="3683.923310492" calcext:value-type="float">
            <text:p/>
          </table:table-cell>
          <table:table-cell table:style-name="ce6" table:formula="of:=100*(([.E13]-[.G13])/[.G13])" office:value-type="float" office:value="11.8952283567446" calcext:value-type="float">
            <text:p/>
          </table:table-cell>
          <table:table-cell table:style-name="ce7" table:formula="of:=[.F13]" office:value-type="float" office:value="2274.882204739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4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484.17858252206" calcext:value-type="float">
            <text:p>1484.17858252206</text:p>
          </table:table-cell>
          <table:table-cell table:style-name="ce3" office:value-type="float" office:value="3682.962532058" calcext:value-type="float">
            <text:p>3682.962532058</text:p>
          </table:table-cell>
          <table:table-cell table:style-name="ce3" office:value-type="float" office:value="1108.09834009048" calcext:value-type="float">
            <text:p>1108.09834009048</text:p>
          </table:table-cell>
          <table:table-cell table:style-name="ce3" office:value-type="float" office:value="2242.684948445" calcext:value-type="float">
            <text:p>2242.684948445</text:p>
          </table:table-cell>
          <table:table-cell table:style-name="ce2" office:value-type="float" office:value="982" calcext:value-type="float">
            <text:p>982</text:p>
          </table:table-cell>
          <table:table-cell/>
          <table:table-cell table:style-name="ce7" table:formula="of:=100*([.C14]-[.G14])/[.G14]" office:value-type="float" office:value="51.138348525668" calcext:value-type="float">
            <text:p/>
          </table:table-cell>
          <table:table-cell table:style-name="ce7" table:formula="of:=[.D14]" office:value-type="float" office:value="3682.962532058" calcext:value-type="float">
            <text:p/>
          </table:table-cell>
          <table:table-cell table:style-name="ce6" table:formula="of:=100*(([.E14]-[.G14])/[.G14])" office:value-type="float" office:value="12.8409714959756" calcext:value-type="float">
            <text:p/>
          </table:table-cell>
          <table:table-cell table:style-name="ce7" table:formula="of:=[.F14]" office:value-type="float" office:value="2242.684948445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2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515.85574900146" calcext:value-type="float">
            <text:p>1515.85574900146</text:p>
          </table:table-cell>
          <table:table-cell table:style-name="ce3" office:value-type="float" office:value="3945.296896709" calcext:value-type="float">
            <text:p>3945.296896709</text:p>
          </table:table-cell>
          <table:table-cell table:style-name="ce3" office:value-type="float" office:value="1386.36475265158" calcext:value-type="float">
            <text:p>1386.36475265158</text:p>
          </table:table-cell>
          <table:table-cell table:style-name="ce3" office:value-type="float" office:value="2228.394545989" calcext:value-type="float">
            <text:p>2228.394545989</text:p>
          </table:table-cell>
          <table:table-cell table:style-name="ce2" office:value-type="float" office:value="966" calcext:value-type="float">
            <text:p>966</text:p>
          </table:table-cell>
          <table:table-cell/>
          <table:table-cell table:style-name="ce7" table:formula="of:=100*([.C15]-[.G15])/[.G15]" office:value-type="float" office:value="56.9208849897992" calcext:value-type="float">
            <text:p/>
          </table:table-cell>
          <table:table-cell table:style-name="ce7" table:formula="of:=[.D15]" office:value-type="float" office:value="3945.296896709" calcext:value-type="float">
            <text:p/>
          </table:table-cell>
          <table:table-cell table:style-name="ce6" table:formula="of:=100*(([.E15]-[.G15])/[.G15])" office:value-type="float" office:value="43.5160199432277" calcext:value-type="float">
            <text:p/>
          </table:table-cell>
          <table:table-cell table:style-name="ce7" table:formula="of:=[.F15]" office:value-type="float" office:value="2228.394545989" calcext:value-type="float">
            <text:p/>
          </table:table-cell>
          <table:table-cell/>
          <table:table-cell table:style-name="ce10" table:formula="of:=[.A15]" office:value-type="string" office:string-value="phub_100_10_2.txt" calcext:value-type="string">
            <text:p>phub_100_10_2.txt</text:p>
          </table:table-cell>
          <table:table-cell table:style-name="ce13" table:formula="of:=AVERAGE([.I15:.I17])" office:value-type="float" office:value="23.1469083821795" calcext:value-type="float">
            <text:p/>
          </table:table-cell>
          <table:table-cell table:style-name="ce14" table:formula="of:=AVERAGE([.J15:.J17])" office:value-type="float" office:value="2863.886512975" calcext:value-type="float">
            <text:p/>
          </table:table-cell>
          <table:table-cell table:style-name="ce13" table:formula="of:=AVERAGE([.K15:.K17])" office:value-type="float" office:value="-2.82127153174484" calcext:value-type="float">
            <text:p/>
          </table:table-cell>
          <table:table-cell table:style-name="ce14" table:formula="of:=AVERAGE([.L15:.L17])" office:value-type="float" office:value="1679.15772061667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8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580.316324504152" calcext:value-type="float">
            <text:p>580.316324504152</text:p>
          </table:table-cell>
          <table:table-cell table:style-name="ce3" office:value-type="float" office:value="878.060584272" calcext:value-type="float">
            <text:p>878.060584272</text:p>
          </table:table-cell>
          <table:table-cell table:style-name="ce3" office:value-type="float" office:value="402.565266274655" calcext:value-type="float">
            <text:p>402.565266274655</text:p>
          </table:table-cell>
          <table:table-cell table:style-name="ce3" office:value-type="float" office:value="635.274558039" calcext:value-type="float">
            <text:p>635.274558039</text:p>
          </table:table-cell>
          <table:table-cell table:style-name="ce2" office:value-type="float" office:value="820" calcext:value-type="float">
            <text:p>820</text:p>
          </table:table-cell>
          <table:table-cell/>
          <table:table-cell table:style-name="ce7" table:formula="of:=100*([.C16]-[.G16])/[.G16]" office:value-type="float" office:value="-29.2297165238839" calcext:value-type="float">
            <text:p/>
          </table:table-cell>
          <table:table-cell table:style-name="ce7" table:formula="of:=[.D16]" office:value-type="float" office:value="878.060584272" calcext:value-type="float">
            <text:p/>
          </table:table-cell>
          <table:table-cell table:style-name="ce6" table:formula="of:=100*(([.E16]-[.G16])/[.G16])" office:value-type="float" office:value="-50.9066748445543" calcext:value-type="float">
            <text:p/>
          </table:table-cell>
          <table:table-cell table:style-name="ce7" table:formula="of:=[.F16]" office:value-type="float" office:value="635.274558039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7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465.69041607765" calcext:value-type="float">
            <text:p>1465.69041607765</text:p>
          </table:table-cell>
          <table:table-cell table:style-name="ce3" office:value-type="float" office:value="3768.302057944" calcext:value-type="float">
            <text:p>3768.302057944</text:p>
          </table:table-cell>
          <table:table-cell table:style-name="ce3" office:value-type="float" office:value="1022.903528765" calcext:value-type="float">
            <text:p>1022.903528765</text:p>
          </table:table-cell>
          <table:table-cell table:style-name="ce3" office:value-type="float" office:value="2173.804057822" calcext:value-type="float">
            <text:p>2173.804057822</text:p>
          </table:table-cell>
          <table:table-cell table:style-name="ce2" office:value-type="float" office:value="1034" calcext:value-type="float">
            <text:p>1034</text:p>
          </table:table-cell>
          <table:table-cell/>
          <table:table-cell table:style-name="ce7" table:formula="of:=100*([.C17]-[.G17])/[.G17]" office:value-type="float" office:value="41.7495566806238" calcext:value-type="float">
            <text:p/>
          </table:table-cell>
          <table:table-cell table:style-name="ce7" table:formula="of:=[.D17]" office:value-type="float" office:value="3768.302057944" calcext:value-type="float">
            <text:p/>
          </table:table-cell>
          <table:table-cell table:style-name="ce6" table:formula="of:=100*(([.E17]-[.G17])/[.G17])" office:value-type="float" office:value="-1.07315969390715" calcext:value-type="float">
            <text:p/>
          </table:table-cell>
          <table:table-cell table:style-name="ce7" table:formula="of:=[.F17]" office:value-type="float" office:value="2173.804057822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9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387.9794757619" calcext:value-type="float">
            <text:p>1387.9794757619</text:p>
          </table:table-cell>
          <table:table-cell table:style-name="ce3" office:value-type="float" office:value="3855.802765297" calcext:value-type="float">
            <text:p>3855.802765297</text:p>
          </table:table-cell>
          <table:table-cell table:style-name="ce3" office:value-type="float" office:value="849.049299140194" calcext:value-type="float">
            <text:p>849.049299140194</text:p>
          </table:table-cell>
          <table:table-cell table:style-name="ce3" office:value-type="float" office:value="2194.374727442" calcext:value-type="float">
            <text:p>2194.374727442</text:p>
          </table:table-cell>
          <table:table-cell table:style-name="ce2" office:value-type="float" office:value="1031" calcext:value-type="float">
            <text:p>1031</text:p>
          </table:table-cell>
          <table:table-cell/>
          <table:table-cell table:style-name="ce7" table:formula="of:=100*([.C18]-[.G18])/[.G18]" office:value-type="float" office:value="34.6245854279243" calcext:value-type="float">
            <text:p/>
          </table:table-cell>
          <table:table-cell table:style-name="ce7" table:formula="of:=[.D18]" office:value-type="float" office:value="3855.802765297" calcext:value-type="float">
            <text:p/>
          </table:table-cell>
          <table:table-cell table:style-name="ce6" table:formula="of:=100*(([.E18]-[.G18])/[.G18])" office:value-type="float" office:value="-17.6479826246175" calcext:value-type="float">
            <text:p/>
          </table:table-cell>
          <table:table-cell table:style-name="ce7" table:formula="of:=[.F18]" office:value-type="float" office:value="2194.374727442" calcext:value-type="float">
            <text:p/>
          </table:table-cell>
          <table:table-cell/>
          <table:table-cell table:style-name="ce10" table:formula="of:=[.A18]" office:value-type="string" office:string-value="phub_100_10_9.txt" calcext:value-type="string">
            <text:p>phub_100_10_9.txt</text:p>
          </table:table-cell>
          <table:table-cell table:style-name="ce13" table:formula="of:=AVERAGE([.I18:.I20])" office:value-type="float" office:value="44.8375826631683" calcext:value-type="float">
            <text:p/>
          </table:table-cell>
          <table:table-cell table:style-name="ce14" table:formula="of:=AVERAGE([.J18:.J20])" office:value-type="float" office:value="3838.377833882" calcext:value-type="float">
            <text:p/>
          </table:table-cell>
          <table:table-cell table:style-name="ce13" table:formula="of:=AVERAGE([.K18:.K20])" office:value-type="float" office:value="0.685414638113211" calcext:value-type="float">
            <text:p/>
          </table:table-cell>
          <table:table-cell table:style-name="ce14" table:formula="of:=AVERAGE([.L18:.L20])" office:value-type="float" office:value="2185.04151828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8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704.47190508435" calcext:value-type="float">
            <text:p>1704.47190508435</text:p>
          </table:table-cell>
          <table:table-cell table:style-name="ce3" office:value-type="float" office:value="3757.338162031" calcext:value-type="float">
            <text:p>3757.338162031</text:p>
          </table:table-cell>
          <table:table-cell table:style-name="ce3" office:value-type="float" office:value="1152.25040865489" calcext:value-type="float">
            <text:p>1152.25040865489</text:p>
          </table:table-cell>
          <table:table-cell table:style-name="ce3" office:value-type="float" office:value="2172.933610346" calcext:value-type="float">
            <text:p>2172.933610346</text:p>
          </table:table-cell>
          <table:table-cell table:style-name="ce2" office:value-type="float" office:value="1043" calcext:value-type="float">
            <text:p>1043</text:p>
          </table:table-cell>
          <table:table-cell/>
          <table:table-cell table:style-name="ce7" table:formula="of:=100*([.C19]-[.G19])/[.G19]" office:value-type="float" office:value="63.4201251279338" calcext:value-type="float">
            <text:p/>
          </table:table-cell>
          <table:table-cell table:style-name="ce7" table:formula="of:=[.D19]" office:value-type="float" office:value="3757.338162031" calcext:value-type="float">
            <text:p/>
          </table:table-cell>
          <table:table-cell table:style-name="ce6" table:formula="of:=100*(([.E19]-[.G19])/[.G19])" office:value-type="float" office:value="10.4746317022905" calcext:value-type="float">
            <text:p/>
          </table:table-cell>
          <table:table-cell table:style-name="ce7" table:formula="of:=[.F19]" office:value-type="float" office:value="2172.933610346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10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1371.50377620815" calcext:value-type="float">
            <text:p>1371.50377620815</text:p>
          </table:table-cell>
          <table:table-cell table:style-name="ce3" office:value-type="float" office:value="3901.992574318" calcext:value-type="float">
            <text:p>3901.992574318</text:p>
          </table:table-cell>
          <table:table-cell table:style-name="ce3" office:value-type="float" office:value="1097.7574281085" calcext:value-type="float">
            <text:p>1097.7574281085</text:p>
          </table:table-cell>
          <table:table-cell table:style-name="ce3" office:value-type="float" office:value="2187.816217052" calcext:value-type="float">
            <text:p>2187.816217052</text:p>
          </table:table-cell>
          <table:table-cell table:style-name="ce2" office:value-type="float" office:value="1005" calcext:value-type="float">
            <text:p>1005</text:p>
          </table:table-cell>
          <table:table-cell/>
          <table:table-cell table:style-name="ce7" table:formula="of:=100*([.C20]-[.G20])/[.G20]" office:value-type="float" office:value="36.4680374336468" calcext:value-type="float">
            <text:p/>
          </table:table-cell>
          <table:table-cell table:style-name="ce7" table:formula="of:=[.D20]" office:value-type="float" office:value="3901.992574318" calcext:value-type="float">
            <text:p/>
          </table:table-cell>
          <table:table-cell table:style-name="ce6" table:formula="of:=100*(([.E20]-[.G20])/[.G20])" office:value-type="float" office:value="9.22959483666668" calcext:value-type="float">
            <text:p/>
          </table:table-cell>
          <table:table-cell table:style-name="ce7" table:formula="of:=[.F20]" office:value-type="float" office:value="2187.816217052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10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458.546934623493" calcext:value-type="float">
            <text:p>458.546934623493</text:p>
          </table:table-cell>
          <table:table-cell table:style-name="ce3" office:value-type="float" office:value="771.342517571" calcext:value-type="float">
            <text:p>771.342517571</text:p>
          </table:table-cell>
          <table:table-cell table:style-name="ce3" office:value-type="float" office:value="380.805688608118" calcext:value-type="float">
            <text:p>380.805688608118</text:p>
          </table:table-cell>
          <table:table-cell table:style-name="ce3" office:value-type="float" office:value="536.541066118" calcext:value-type="float">
            <text:p>536.541066118</text:p>
          </table:table-cell>
          <table:table-cell table:style-name="ce2" office:value-type="float" office:value="829" calcext:value-type="float">
            <text:p>829</text:p>
          </table:table-cell>
          <table:table-cell/>
          <table:table-cell table:style-name="ce7" table:formula="of:=100*([.C21]-[.G21])/[.G21]" office:value-type="float" office:value="-44.6867388873953" calcext:value-type="float">
            <text:p/>
          </table:table-cell>
          <table:table-cell table:style-name="ce7" table:formula="of:=[.D21]" office:value-type="float" office:value="771.342517571" calcext:value-type="float">
            <text:p/>
          </table:table-cell>
          <table:table-cell table:style-name="ce6" table:formula="of:=100*(([.E21]-[.G21])/[.G21])" office:value-type="float" office:value="-54.0644525201305" calcext:value-type="float">
            <text:p/>
          </table:table-cell>
          <table:table-cell table:style-name="ce7" table:formula="of:=[.F21]" office:value-type="float" office:value="536.541066118" calcext:value-type="float">
            <text:p/>
          </table:table-cell>
          <table:table-cell/>
          <table:table-cell table:style-name="ce10" table:formula="of:=[.A21]" office:value-type="string" office:string-value="phub_50_5_10.txt" calcext:value-type="string">
            <text:p>phub_50_5_10.txt</text:p>
          </table:table-cell>
          <table:table-cell table:style-name="ce13" table:formula="of:=AVERAGE([.I21:.I23])" office:value-type="float" office:value="-38.7649715336042" calcext:value-type="float">
            <text:p/>
          </table:table-cell>
          <table:table-cell table:style-name="ce14" table:formula="of:=AVERAGE([.J21:.J23])" office:value-type="float" office:value="759.323090723" calcext:value-type="float">
            <text:p/>
          </table:table-cell>
          <table:table-cell table:style-name="ce13" table:formula="of:=AVERAGE([.K21:.K23])" office:value-type="float" office:value="-51.6204425018043" calcext:value-type="float">
            <text:p/>
          </table:table-cell>
          <table:table-cell table:style-name="ce14" table:formula="of:=AVERAGE([.L21:.L23])" office:value-type="float" office:value="534.392494351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9.txt</text:p>
          </table:table-cell>
          <table:table-cell table:style-name="ce3" office:value-type="string" calcext:value-type="string">
            <text:p>CPH</text:p>
          </table:table-cell>
          <table:table-cell table:style-name="ce3" office:value-type="float" office:value="480.171090114337" calcext:value-type="float">
            <text:p>480.171090114337</text:p>
          </table:table-cell>
          <table:table-cell table:style-name="ce3" office:value-type="float" office:value="747.303663875" calcext:value-type="float">
            <text:p>747.303663875</text:p>
          </table:table-cell>
          <table:table-cell table:style-name="ce3" office:value-type="float" office:value="363.388507743132" calcext:value-type="float">
            <text:p>363.388507743132</text:p>
          </table:table-cell>
          <table:table-cell table:style-name="ce3" office:value-type="float" office:value="532.243922584" calcext:value-type="float">
            <text:p>532.243922584</text:p>
          </table:table-cell>
          <table:table-cell table:style-name="ce2" office:value-type="float" office:value="715" calcext:value-type="float">
            <text:p>715</text:p>
          </table:table-cell>
          <table:table-cell/>
          <table:table-cell table:style-name="ce7" table:formula="of:=100*([.C22]-[.G22])/[.G22]" office:value-type="float" office:value="-32.843204179813" calcext:value-type="float">
            <text:p/>
          </table:table-cell>
          <table:table-cell table:style-name="ce7" table:formula="of:=[.D22]" office:value-type="float" office:value="747.303663875" calcext:value-type="float">
            <text:p/>
          </table:table-cell>
          <table:table-cell table:style-name="ce6" table:formula="of:=100*(([.E22]-[.G22])/[.G22])" office:value-type="float" office:value="-49.176432483478" calcext:value-type="float">
            <text:p/>
          </table:table-cell>
          <table:table-cell table:style-name="ce7" table:formula="of:=[.F22]" office:value-type="float" office:value="532.243922584" calcext:value-type="float">
            <text:p/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" office:value-type="string" calcext:value-type="string" table:number-columns-spanned="5" table:number-rows-spanned="1">
            <text:p>CPH</text:p>
          </table:table-cell>
          <table:covered-table-cell table:number-columns-repeated="4" table:style-name="ce12"/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0" office:value-type="string" calcext:value-type="string">
            <text:p>Media</text:p>
          </table:table-cell>
          <table:table-cell table:style-name="ce13" table:formula="of:=AVERAGE([.O3:.O22])" office:value-type="float" office:value="18.6148936146918" calcext:value-type="float">
            <text:p/>
          </table:table-cell>
          <table:table-cell table:style-name="ce13" table:formula="of:=AVERAGE([.P3:.P22])" office:value-type="float" office:value="2197.56673800029" calcext:value-type="float">
            <text:p/>
          </table:table-cell>
          <table:table-cell table:style-name="ce13" table:formula="of:=AVERAGE([.Q3:.Q22])" office:value-type="float" office:value="-6.79075643702507" calcext:value-type="float">
            <text:p/>
          </table:table-cell>
          <table:table-cell table:style-name="ce13" table:formula="of:=AVERAGE([.R3:.R22])" office:value-type="float" office:value="1361.88529432952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0" office:value-type="string" calcext:value-type="string">
            <text:p>Desviación Típica</text:p>
          </table:table-cell>
          <table:table-cell table:style-name="ce13" table:formula="of:=STDEV([.O3:.O42])" office:value-type="float" office:value="25.7139335451438" calcext:value-type="float">
            <text:p/>
          </table:table-cell>
          <table:table-cell table:style-name="ce13" table:formula="of:=STDEV([.P3:.P42])" office:value-type="float" office:value="1207.85661005907" calcext:value-type="float">
            <text:p/>
          </table:table-cell>
          <table:table-cell table:style-name="ce13" table:formula="of:=STDEV([.Q3:.Q42])" office:value-type="float" office:value="19.2185515377222" calcext:value-type="float">
            <text:p/>
          </table:table-cell>
          <table:table-cell table:style-name="ce13" table:formula="of:=STDEV([.R3:.R42])" office:value-type="float" office:value="667.3445280471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0" office:value-type="string" calcext:value-type="string">
            <text:p>Máximo</text:p>
          </table:table-cell>
          <table:table-cell table:style-name="ce13" table:formula="of:=MAX([.O3:.O22])" office:value-type="float" office:value="44.8375826631683" calcext:value-type="float">
            <text:p/>
          </table:table-cell>
          <table:table-cell table:style-name="ce13" table:formula="of:=MAX([.P3:.P22])" office:value-type="float" office:value="3838.377833882" calcext:value-type="float">
            <text:p/>
          </table:table-cell>
          <table:table-cell table:style-name="ce13" table:formula="of:=MAX([.Q3:.Q22])" office:value-type="float" office:value="16.4457295322774" calcext:value-type="float">
            <text:p/>
          </table:table-cell>
          <table:table-cell table:style-name="ce13" table:formula="of:=MAX([.R3:.R22])" office:value-type="float" office:value="2253.75827930733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0" office:value-type="string" calcext:value-type="string">
            <text:p>Mínimo</text:p>
          </table:table-cell>
          <table:table-cell table:style-name="ce13" table:formula="of:=MIN([.O3:.O22])" office:value-type="float" office:value="-38.7649715336042" calcext:value-type="float">
            <text:p/>
          </table:table-cell>
          <table:table-cell table:style-name="ce13" table:formula="of:=MIN([.P3:.P22])" office:value-type="float" office:value="759.323090723" calcext:value-type="float">
            <text:p/>
          </table:table-cell>
          <table:table-cell table:style-name="ce13" table:formula="of:=MIN([.Q3:.Q22])" office:value-type="float" office:value="-51.6204425018043" calcext:value-type="float">
            <text:p/>
          </table:table-cell>
          <table:table-cell table:style-name="ce13" table:formula="of:=MIN([.R3:.R22])" office:value-type="float" office:value="534.392494351" calcext:value-type="float">
            <text:p/>
          </table:table-cell>
          <table:table-cell table:number-columns-repeated="1006"/>
        </table:table-row>
        <table:table-row table:style-name="ro1" table:number-rows-repeated="34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ce7" table:number-columns-repeated="2"/>
          <table:table-cell table:style-name="ce6"/>
          <table:table-cell table:style-name="ce7"/>
          <table:table-cell/>
          <table:table-cell table:style-name="Default" table:number-columns-repeated="5"/>
          <table:table-cell table:number-columns-repeated="1006"/>
        </table:table-row>
        <table:table-row table:style-name="ro2" table:number-rows-repeated="2">
          <table:table-cell table:number-columns-repeated="8"/>
          <table:table-cell table:style-name="ce8" table:number-columns-repeated="2"/>
          <table:table-cell table:style-name="ce9"/>
          <table:table-cell table:style-name="ce8"/>
          <table:table-cell/>
          <table:table-cell table:style-name="Default" table:number-columns-repeated="5"/>
          <table:table-cell table:number-columns-repeated="1006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8" table:number-columns-repeated="2"/>
          <table:table-cell table:style-name="ce9"/>
          <table:table-cell table:style-name="ce8"/>
          <table:table-cell/>
          <table:table-cell table:style-name="Default" table:number-columns-repeated="5"/>
          <table:table-cell table:number-columns-repeated="1006"/>
        </table:table-row>
        <table:table-row table:style-name="ro3" table:number-rows-repeated="18">
          <table:table-cell table:style-name="Default" table:number-columns-repeated="3"/>
          <table:table-cell/>
          <table:table-cell table:style-name="Default"/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N$2:.$N$67"/>
        </table:named-expressions>
      </table:table>
      <table:named-expressions>
        <table:named-range table:name="Excel_BuiltIn__FilterDatabase_1_1" table:base-cell-address="$Hoja1.$A$1" table:cell-range-address="$Hoja1.$N$2:.$N$62"/>
      </table:named-expressions>
      <table:database-ranges>
        <table:database-range table:name="__Anonymous_Sheet_DB__0" table:target-range-address="Hoja1.N2:Hoja1.N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 style:data-style-name="N2" text:time-value="16:34:29.6546721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 José Piquero Plaza</dc:creator>
    <dc:date>2014-05-04T17:20:14.947634241</dc:date>
    <meta:editing-cycles>18</meta:editing-cycles>
    <meta:editing-duration>PT2H41M59S</meta:editing-duration>
    <meta:generator>LibreOffice/4.2.3.3$Linux_X86_64 LibreOffice_project/420m0$Build-3</meta:generator>
    <meta:document-statistic meta:table-count="1" meta:cell-count="297" meta:object-count="0"/>
  </office:meta>
</office:document-meta>
</file>